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bf26" officeooo:paragraph-rsid="0003bf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pt ide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9T10:38:05.378000000</meta:creation-date>
    <dc:date>2020-12-09T10:39:17.546000000</dc:date>
    <meta:editing-duration>PT1M11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